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elect customer</text:p>
          </table:table-cell>
          <table:table-cell table:style-name="ce4"/>
          <table:table-cell table:style-name="ce4" office:value-type="string">
            <text:p>These already exist?</text:p>
          </table:table-cell>
          <table:table-cell table:style-name="ce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select delivery day</text:p>
          </table:table-cell>
          <table:table-cell table:number-columns-repeated="2"/>
          <table:table-cell table:style-name="ce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Pull orders for that day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rt orders by product(Std. Doors, DVT, ¼ Ply, etc)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mbine the like products(stuff that can go in the same crate)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op through those orders for desired length, width &amp; sq. ft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valuate each product for proper sq. ft. adjustment as needed(1/4 Ply/3, app.mldg * 1.25, etc.)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lculate crate size based off the information from the loop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splay crate cut-list with all relevant information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05/20/2021</text:date>, <text:time>21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Estes</meta:initial-creator>
    <meta:creation-date>2021-05-20T18:11:33.67</meta:creation-date>
    <meta:generator>OpenOffice/4.1.8$Win32 OpenOffice.org_project/418m3$Build-9803</meta:generator>
    <dc:date>2021-05-20T21:31:04.65</dc:date>
    <dc:creator>Robert Estes</dc:creator>
    <meta:editing-duration>PT3H19M30S</meta:editing-duration>
    <meta:editing-cycles>4</meta:editing-cycles>
    <meta:document-statistic meta:table-count="3" meta:cell-count="19" meta:object-count="0"/>
  </office:meta>
</office:document-meta>
</file>